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OpenSans" svg:font-family="OpenSans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b5fe3"/>
    </style:style>
    <style:style style:name="P2" style:family="paragraph" style:parent-style-name="Preformatted_20_Text">
      <style:text-properties officeooo:rsid="001d45ba" officeooo:paragraph-rsid="001d45ba"/>
    </style:style>
    <style:style style:name="P3" style:family="paragraph" style:parent-style-name="Preformatted_20_Text">
      <style:text-properties officeooo:rsid="001f1e5b" officeooo:paragraph-rsid="001f1e5b"/>
    </style:style>
    <style:style style:name="P4" style:family="paragraph" style:parent-style-name="Preformatted_20_Text">
      <style:text-properties officeooo:rsid="0020c09e" officeooo:paragraph-rsid="0020c09e"/>
    </style:style>
    <style:style style:name="P5" style:family="paragraph" style:parent-style-name="Preformatted_20_Text">
      <style:text-properties officeooo:paragraph-rsid="0020c09e"/>
    </style:style>
    <style:style style:name="P6" style:family="paragraph" style:parent-style-name="Preformatted_20_Text">
      <style:text-properties fo:font-variant="normal" fo:text-transform="none" fo:color="#333333" style:font-name="OpenSans" fo:font-size="10.5pt" fo:letter-spacing="normal" fo:font-style="normal" fo:font-weight="normal" officeooo:rsid="001d45ba" officeooo:paragraph-rsid="001d45ba"/>
    </style:style>
    <style:style style:name="P7" style:family="paragraph" style:parent-style-name="Preformatted_20_Text">
      <style:text-properties fo:font-variant="normal" fo:text-transform="none" fo:color="#333333" style:font-name="OpenSans" fo:font-size="10.5pt" fo:letter-spacing="normal" fo:font-style="normal" fo:font-weight="normal" officeooo:rsid="001f1e5b" officeooo:paragraph-rsid="001f1e5b"/>
    </style:style>
    <style:style style:name="P8" style:family="paragraph" style:parent-style-name="Preformatted_20_Text">
      <style:text-properties fo:font-variant="normal" fo:text-transform="none" fo:color="#333333" style:font-name="OpenSans" fo:font-size="10.5pt" fo:letter-spacing="normal" fo:font-style="normal" fo:font-weight="normal" officeooo:rsid="0022298e" officeooo:paragraph-rsid="0020c09e"/>
    </style:style>
    <style:style style:name="P9" style:family="paragraph" style:parent-style-name="Preformatted_20_Text">
      <style:text-properties fo:font-variant="normal" fo:text-transform="none" fo:color="#333333" style:font-name="OpenSans" fo:font-size="10.5pt" fo:letter-spacing="normal" fo:font-style="normal" fo:font-weight="normal" officeooo:rsid="00225d67" officeooo:paragraph-rsid="0020c09e"/>
    </style:style>
    <style:style style:name="P10" style:family="paragraph" style:parent-style-name="Preformatted_20_Text">
      <style:text-properties fo:font-variant="normal" fo:text-transform="none" fo:color="#333333" style:font-name="OpenSans" fo:font-size="10.5pt" fo:letter-spacing="normal" fo:font-style="normal" fo:font-weight="normal" officeooo:rsid="0024df57" officeooo:paragraph-rsid="0024df57"/>
    </style:style>
    <style:style style:name="T1" style:family="text">
      <style:text-properties officeooo:rsid="001b5fe3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OpenSans" fo:font-size="10.5pt" fo:letter-spacing="normal" fo:font-style="normal" fo:font-weight="normal" officeooo:rsid="0020c09e"/>
    </style:style>
    <style:style style:name="T4" style:family="text">
      <style:text-properties fo:font-variant="normal" fo:text-transform="none" fo:color="#333333" style:font-name="OpenSans" fo:font-size="10.5pt" fo:letter-spacing="normal" fo:font-style="normal" fo:font-weight="normal" officeooo:rsid="0022298e"/>
    </style:style>
    <style:style style:name="T5" style:family="text">
      <style:text-properties fo:font-variant="normal" fo:text-transform="none" fo:color="#333333" style:font-name="OpenSans" fo:font-size="10.5pt" fo:letter-spacing="normal" fo:font-style="normal" fo:font-weight="normal" officeooo:rsid="00225d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0. Course objective: </text:span><text:span text:style-name="T2">This course will introduce you to the basics of the Structured Query Language (SQL) as well as basic database design for storing data as part of a multi-step data gathering, analysis, and processing effort. The course will use SQLite3 as its database. We will also build web crawlers and multi-step data gathering and visualization processes, and will use the D3.js library to do basic data visualization.</text:span></text:p>
      <text:p text:style-name="P1"/>
      <text:p text:style-name="P4">Week 1: </text:p>
      <text:p text:style-name="P4"/>
      <text:p text:style-name="P6">- A constructor in a class is a special block of statements called when an object is created</text:p>
      <text:p text:style-name="P2"/>
      <text:p text:style-name="P7">def __init__(self, …): #constructor</text:p>
      <text:p text:style-name="P3"/>
      <text:p text:style-name="P3"/>
      <text:p text:style-name="P7">- Inheritance: inherit all properties (method and data) from other classes</text:p>
      <text:p text:style-name="P3"/>
      <text:p text:style-name="P3"/>
      <text:p text:style-name="P5"><text:span text:style-name="T3">Week 2: </text:span><text:span text:style-name="T2">We learn the four core CRUD operations (Create, Read, Update, and Delete) to manage data stored in a database.</text:span></text:p>
      <text:p text:style-name="P5"/>
      <text:p text:style-name="P5"><text:span text:style-name="T3">- </text:span><text:span text:style-name="T4">How to apply Random Access to Memory Storage – smart people figures problem out earlier than other smart people!</text:span></text:p>
      <text:p text:style-name="P5"/>
      <text:p text:style-name="P8"/>
      <text:p text:style-name="P5"><text:span text:style-name="T4">- </text:span><text:span text:style-name="T5">Database Model: Database Schema</text:span></text:p>
      <text:p text:style-name="P5"/>
      <text:p text:style-name="P9"/>
      <text:p text:style-name="P10">Week 4: </text:p>
      <text:p text:style-name="P10"/>
      <text:p text:style-name="P10">- What is a database “cursor” most like? It is not a method of a class, it is a cursor object</text:p>
      <text:p text:style-name="P10">- <text:s/>What is the purpose of ? In cur.execute('Select count From Counts Where org = ? ', (org, )) → place holders</text:p>
      <text:p text:style-name="P10"/>
      <text:p text:style-name="P10">- row=cur.fetchone() </text:p>
      <text:p text:style-name="P10"/>
      <text:p text:style-name="P10">If cur.fetchone() returns None, indicating no data to read, then cur.fetchone()[0] will throw an exception, and execution will transfer to the except block to insert a new record. If the statement is removed, the loop will not add new records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, Monaco, Consolas, 'Courier New', monospace"/>
    <style:font-face style:name="OpenSans" svg:font-family="OpenSans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3T05:49:22.272366421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13" meta:word-count="236" meta:character-count="1374" meta:non-whitespace-character-count="1146"/>
  </office:meta>
</office:document-meta>
</file>